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jern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7134" calcext:value-type="float">
            <text:p>14971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4492" calcext:value-type="float">
            <text:p>534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2641" calcext:value-type="float">
            <text:p>96264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5:.B6])" office:value-type="float" office:value="748566.5" calcext:value-type="float">
            <text:p>7485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:.B6])" office:value-type="float" office:value="534492" calcext:value-type="float">
            <text:p>53449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5:.B6])" office:value-type="float" office:value="962641" calcext:value-type="float">
            <text:p>9626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954" calcext:value-type="float">
            <text:p>376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5452" calcext:value-type="float">
            <text:p>345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4727" calcext:value-type="float">
            <text:p>77472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11:.B13])" office:value-type="float" office:value="499044.333333333" calcext:value-type="float">
            <text:p>4990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1:.B13])" office:value-type="float" office:value="345452" calcext:value-type="float">
            <text:p>34545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1:.B13])" office:value-type="float" office:value="774727" calcext:value-type="float">
            <text:p>7747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5751" calcext:value-type="float">
            <text:p>3157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8741" calcext:value-type="float">
            <text:p>218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1612" calcext:value-type="float">
            <text:p>591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1029" calcext:value-type="float">
            <text:p>37102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18:.B21])" office:value-type="float" office:value="374283.25" calcext:value-type="float">
            <text:p>37428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8:.B21])" office:value-type="float" office:value="218741" calcext:value-type="float">
            <text:p>21874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8:.B21])" office:value-type="float" office:value="591612" calcext:value-type="float">
            <text:p>5916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1671" calcext:value-type="float">
            <text:p>271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9700" calcext:value-type="float">
            <text:p>169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013" calcext:value-type="float">
            <text:p>198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4674" calcext:value-type="float">
            <text:p>6746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3069" calcext:value-type="float">
            <text:p>18306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6:.B30])" office:value-type="float" office:value="299425.4" calcext:value-type="float">
            <text:p>29942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6:.B30])" office:value-type="float" office:value="169700" calcext:value-type="float">
            <text:p>16970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6:.B30])" office:value-type="float" office:value="674674" calcext:value-type="float">
            <text:p>67467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8898" calcext:value-type="float">
            <text:p>2488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056" calcext:value-type="float">
            <text:p>1280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7538" calcext:value-type="float">
            <text:p>1575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914" calcext:value-type="float">
            <text:p>187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5325" calcext:value-type="float">
            <text:p>655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402" calcext:value-type="float">
            <text:p>1194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36:.B41])" office:value-type="float" office:value="249522.166666667" calcext:value-type="float">
            <text:p>24952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6:.B41])" office:value-type="float" office:value="119402" calcext:value-type="float">
            <text:p>11940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6:.B41])" office:value-type="float" office:value="655325" calcext:value-type="float">
            <text:p>6553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4912" calcext:value-type="float">
            <text:p>2349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757" calcext:value-type="float">
            <text:p>1057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689" calcext:value-type="float">
            <text:p>1266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762" calcext:value-type="float">
            <text:p>137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5857" calcext:value-type="float">
            <text:p>3458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5412" calcext:value-type="float">
            <text:p>4354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736" calcext:value-type="float">
            <text:p>11073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7:.B53])" office:value-type="float" office:value="213875" calcext:value-type="float">
            <text:p>21387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47:.B53])" office:value-type="float" office:value="105757" calcext:value-type="float">
            <text:p>10575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47:.B53])" office:value-type="float" office:value="435412" calcext:value-type="float">
            <text:p>43541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7706" calcext:value-type="float">
            <text:p>217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045" calcext:value-type="float">
            <text:p>98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926" calcext:value-type="float">
            <text:p>909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815" calcext:value-type="float">
            <text:p>1278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682" calcext:value-type="float">
            <text:p>137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3930" calcext:value-type="float">
            <text:p>4539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5856" calcext:value-type="float">
            <text:p>2758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173" calcext:value-type="float">
            <text:p>9517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59:.B66])" office:value-type="float" office:value="187141.625" calcext:value-type="float">
            <text:p>18714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9:.B66])" office:value-type="float" office:value="90926" calcext:value-type="float">
            <text:p>9092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59:.B66])" office:value-type="float" office:value="453930" calcext:value-type="float">
            <text:p>45393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4713" calcext:value-type="float">
            <text:p>204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227" calcext:value-type="float">
            <text:p>842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014" calcext:value-type="float">
            <text:p>88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337" calcext:value-type="float">
            <text:p>1103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389" calcext:value-type="float">
            <text:p>1033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726" calcext:value-type="float">
            <text:p>1317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2200" calcext:value-type="float">
            <text:p>432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1355" calcext:value-type="float">
            <text:p>2613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172" calcext:value-type="float">
            <text:p>8117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72:.B80])" office:value-type="float" office:value="166348.111111111" calcext:value-type="float">
            <text:p>1663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72:.B80])" office:value-type="float" office:value="81172" calcext:value-type="float">
            <text:p>8117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72:.B80])" office:value-type="float" office:value="432200" calcext:value-type="float">
            <text:p>4322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771" calcext:value-type="float">
            <text:p>1957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899" calcext:value-type="float">
            <text:p>758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323" calcext:value-type="float">
            <text:p>84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375" calcext:value-type="float">
            <text:p>85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101" calcext:value-type="float">
            <text:p>93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912" calcext:value-type="float">
            <text:p>104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118" calcext:value-type="float">
            <text:p>121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3427" calcext:value-type="float">
            <text:p>5534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259" calcext:value-type="float">
            <text:p>1122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934" calcext:value-type="float">
            <text:p>7093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86:.B95])" office:value-type="float" office:value="149711.9" calcext:value-type="float">
            <text:p>14971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86:.B95])" office:value-type="float" office:value="70934" calcext:value-type="float">
            <text:p>7093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86:.B95])" office:value-type="float" office:value="553427" calcext:value-type="float">
            <text:p>55342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1646" calcext:value-type="float">
            <text:p>1816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506" calcext:value-type="float">
            <text:p>745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070" calcext:value-type="float">
            <text:p>770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520" calcext:value-type="float">
            <text:p>635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101" calcext:value-type="float">
            <text:p>951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797" calcext:value-type="float">
            <text:p>857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889" calcext:value-type="float">
            <text:p>1008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2975" calcext:value-type="float">
            <text:p>4229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111" calcext:value-type="float">
            <text:p>256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208" calcext:value-type="float">
            <text:p>722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297" calcext:value-type="float">
            <text:p>672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101:.B111])" office:value-type="float" office:value="136101.818181818" calcext:value-type="float">
            <text:p>13610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01:.B111])" office:value-type="float" office:value="63520" calcext:value-type="float">
            <text:p>6352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01:.B111])" office:value-type="float" office:value="422975" calcext:value-type="float">
            <text:p>42297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0897" calcext:value-type="float">
            <text:p>1708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001" calcext:value-type="float">
            <text:p>78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853" calcext:value-type="float">
            <text:p>668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203" calcext:value-type="float">
            <text:p>612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310" calcext:value-type="float">
            <text:p>813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228" calcext:value-type="float">
            <text:p>762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745" calcext:value-type="float">
            <text:p>817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169" calcext:value-type="float">
            <text:p>106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3698" calcext:value-type="float">
            <text:p>4036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1627" calcext:value-type="float">
            <text:p>2516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566" calcext:value-type="float">
            <text:p>545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836" calcext:value-type="float">
            <text:p>6483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117:.B128])" office:value-type="float" office:value="124761.083333333" calcext:value-type="float">
            <text:p>12476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17:.B128])" office:value-type="float" office:value="54566" calcext:value-type="float">
            <text:p>5456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17:.B128])" office:value-type="float" office:value="403698" calcext:value-type="float">
            <text:p>40369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1998" calcext:value-type="float">
            <text:p>1519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207" calcext:value-type="float">
            <text:p>892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452" calcext:value-type="float">
            <text:p>604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525" calcext:value-type="float">
            <text:p>605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548" calcext:value-type="float">
            <text:p>67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997" calcext:value-type="float">
            <text:p>659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204" calcext:value-type="float">
            <text:p>69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836" calcext:value-type="float">
            <text:p>1008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359" calcext:value-type="float">
            <text:p>863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7041" calcext:value-type="float">
            <text:p>3970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624" calcext:value-type="float">
            <text:p>2336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94" calcext:value-type="float">
            <text:p>515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748" calcext:value-type="float">
            <text:p>627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134:.B146])" office:value-type="float" office:value="115164.076923077" calcext:value-type="float">
            <text:p>11516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34:.B146])" office:value-type="float" office:value="51594" calcext:value-type="float">
            <text:p>5159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34:.B146])" office:value-type="float" office:value="397041" calcext:value-type="float">
            <text:p>39704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490" calcext:value-type="float">
            <text:p>144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422" calcext:value-type="float">
            <text:p>904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135" calcext:value-type="float">
            <text:p>471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622" calcext:value-type="float">
            <text:p>586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110" calcext:value-type="float">
            <text:p>521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579" calcext:value-type="float">
            <text:p>745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122" calcext:value-type="float">
            <text:p>671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640" calcext:value-type="float">
            <text:p>706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129" calcext:value-type="float">
            <text:p>81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728" calcext:value-type="float">
            <text:p>264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7811" calcext:value-type="float">
            <text:p>2178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7601" calcext:value-type="float">
            <text:p>217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788" calcext:value-type="float">
            <text:p>497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948" calcext:value-type="float">
            <text:p>609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152:.B165])" office:value-type="float" office:value="106937.5" calcext:value-type="float">
            <text:p>10693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52:.B165])" office:value-type="float" office:value="47135" calcext:value-type="float">
            <text:p>4713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52:.B165])" office:value-type="float" office:value="264728" calcext:value-type="float">
            <text:p>26472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643" calcext:value-type="float">
            <text:p>1406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743" calcext:value-type="float">
            <text:p>857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285" calcext:value-type="float">
            <text:p>452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128" calcext:value-type="float">
            <text:p>56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154" calcext:value-type="float">
            <text:p>49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418" calcext:value-type="float">
            <text:p>64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74" calcext:value-type="float">
            <text:p>648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283" calcext:value-type="float">
            <text:p>522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856" calcext:value-type="float">
            <text:p>80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015" calcext:value-type="float">
            <text:p>83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1571" calcext:value-type="float">
            <text:p>381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0088" calcext:value-type="float">
            <text:p>2100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811" calcext:value-type="float">
            <text:p>808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912" calcext:value-type="float">
            <text:p>429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346" calcext:value-type="float">
            <text:p>593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171:.B185])" office:value-type="float" office:value="99808.4666666667" calcext:value-type="float">
            <text:p>998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71:.B185])" office:value-type="float" office:value="42912" calcext:value-type="float">
            <text:p>4291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71:.B185])" office:value-type="float" office:value="381571" calcext:value-type="float">
            <text:p>3815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377" calcext:value-type="float">
            <text:p>1373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329" calcext:value-type="float">
            <text:p>803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352" calcext:value-type="float">
            <text:p>423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693" calcext:value-type="float">
            <text:p>556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490" calcext:value-type="float">
            <text:p>484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436" calcext:value-type="float">
            <text:p>42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709" calcext:value-type="float">
            <text:p>727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106" calcext:value-type="float">
            <text:p>551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689" calcext:value-type="float">
            <text:p>626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993" calcext:value-type="float">
            <text:p>749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533" calcext:value-type="float">
            <text:p>745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9397" calcext:value-type="float">
            <text:p>3793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1524" calcext:value-type="float">
            <text:p>2215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332" calcext:value-type="float">
            <text:p>54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230" calcext:value-type="float">
            <text:p>372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943" calcext:value-type="float">
            <text:p>579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190:.B205])" office:value-type="float" office:value="93570.8125" calcext:value-type="float">
            <text:p>935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90:.B205])" office:value-type="float" office:value="37230" calcext:value-type="float">
            <text:p>3723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90:.B205])" office:value-type="float" office:value="379397" calcext:value-type="float">
            <text:p>379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22:40:51.370615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22:40:51.816752391</meta:creation-date>
    <dc:title>SveinGunnar</dc:title>
    <meta:editing-duration>PT15M26S</meta:editing-duration>
    <meta:editing-cycles>3</meta:editing-cycles>
    <meta:generator>LibreOffice/6.3.5.2$Linux_X86_64 LibreOffice_project/30$Build-2</meta:generator>
    <dc:date>2020-04-02T23:44:11.460747648</dc:date>
    <meta:document-statistic meta:table-count="1" meta:cell-count="363" meta:object-count="0"/>
    <meta:template xlink:type="simple" xlink:actuate="onRequest" xlink:title="SveinGunnar" xlink:href="../../../../../Templates/SveinGunnar.ots" meta:date="2020-04-02T22:40:51.408895308"/>
  </office:meta>
</office:document-meta>
</file>